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2000000ED405409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4cm" fo:min-width="0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9" style:family="graphic" style:parent-style-name="objectwithoutfill">
      <style:graphic-properties svg:stroke-color="#ff0000" draw:marker-start="Arrowheads_20_1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ff0000" draw:marker-end="Arrowheads_20_1" draw:fill="none" draw:textarea-vertical-align="middle"/>
    </style:style>
    <style:style style:name="gr12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736cm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.673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069cm" svg:y1="19.9cm" svg:x2="27.9cm" svg:y2="19.9cm">
          <text:p/>
        </draw:line>
        <draw:line draw:style-name="gr2" draw:text-style-name="P1" draw:layer="layout" svg:x1="17.069cm" svg:y1="19.9cm" svg:x2="17.069cm" svg:y2="10.491cm">
          <text:p/>
        </draw:line>
        <draw:frame draw:style-name="gr3" draw:layer="layout" svg:width="0.925cm" svg:height="0.962cm" svg:x="26.7cm" svg:y="20cm">
          <draw:text-box>
            <text:p>S</text:p>
          </draw:text-box>
        </draw:frame>
        <draw:line draw:style-name="gr1" draw:text-style-name="P1" draw:layer="layout" svg:x1="17.07cm" svg:y1="19.9cm" svg:x2="27.901cm" svg:y2="19.9cm">
          <text:p/>
        </draw:line>
        <draw:line draw:style-name="gr2" draw:text-style-name="P1" draw:layer="layout" svg:x1="17.07cm" svg:y1="19.9cm" svg:x2="17.07cm" svg:y2="10.491cm">
          <text:p/>
        </draw:line>
        <draw:frame draw:style-name="gr4" draw:layer="layout" svg:width="0.818cm" svg:height="0.962cm" svg:x="15.7cm" svg:y="10.581cm">
          <draw:text-box>
            <text:p>T</text:p>
          </draw:text-box>
        </draw:frame>
        <draw:frame draw:style-name="gr5" draw:text-style-name="P2" draw:layer="layout" svg:width="0.783cm" svg:height="0.962cm" svg:x="25.4cm" svg:y="15.438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25.4cm" svg:y="11.2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6cm" svg:y="12.438cm">
          <draw:text-box>
            <text:p><text:span text:style-name="T1">3</text:span></text:p>
          </draw:text-box>
        </draw:frame>
        <draw:frame draw:style-name="gr6" draw:text-style-name="P2" draw:layer="layout" svg:width="0.784cm" svg:height="1.004cm" svg:x="17.616cm" svg:y="17.596cm">
          <draw:text-box>
            <text:p><text:span text:style-name="T1">4</text:span></text:p>
          </draw:text-box>
        </draw:frame>
        <draw:frame draw:style-name="gr7" draw:layer="layout" svg:width="0.891cm" svg:height="0.962cm" svg:x="13.809cm" svg:y="-1.3cm">
          <draw:text-box>
            <text:p>T</text:p>
          </draw:text-box>
        </draw:frame>
        <draw:frame draw:style-name="gr7" draw:layer="layout" svg:width="0.891cm" svg:height="0.962cm" svg:x="13.81cm" svg:y="-1.3cm">
          <draw:text-box>
            <text:p>T</text:p>
          </draw:text-box>
        </draw:frame>
        <draw:line draw:style-name="gr1" draw:text-style-name="P1" draw:layer="layout" svg:x1="2.17cm" svg:y1="19.901cm" svg:x2="13.001cm" svg:y2="19.901cm">
          <text:p/>
        </draw:line>
        <draw:line draw:style-name="gr2" draw:text-style-name="P1" draw:layer="layout" svg:x1="2.17cm" svg:y1="19.901cm" svg:x2="2.17cm" svg:y2="10.492cm">
          <text:p/>
        </draw:line>
        <draw:frame draw:style-name="gr3" draw:layer="layout" svg:width="0.925cm" svg:height="0.962cm" svg:x="11.001cm" svg:y="20.201cm">
          <draw:text-box>
            <text:p>V</text:p>
          </draw:text-box>
        </draw:frame>
        <draw:line draw:style-name="gr1" draw:text-style-name="P1" draw:layer="layout" svg:x1="2.171cm" svg:y1="19.901cm" svg:x2="13.002cm" svg:y2="19.901cm">
          <text:p/>
        </draw:line>
        <draw:line draw:style-name="gr2" draw:text-style-name="P1" draw:layer="layout" svg:x1="2.171cm" svg:y1="19.901cm" svg:x2="2.171cm" svg:y2="10.492cm">
          <text:p/>
        </draw:line>
        <draw:frame draw:style-name="gr4" draw:layer="layout" svg:width="0.818cm" svg:height="0.962cm" svg:x="0.801cm" svg:y="10.582cm">
          <draw:text-box>
            <text:p>P</text:p>
          </draw:text-box>
        </draw:frame>
        <draw:path draw:style-name="gr8" draw:text-style-name="P1" draw:layer="layout" svg:width="6.206cm" svg:height="0.9cm" draw:transform="skewX (0.0727802298081635) rotate (-1.18246056822616) translate (8.45013243283224cm 12.6549883550917cm)" svg:viewBox="0 0 6207 901" svg:d="m0 819c3291 405 6207-819 6207-819">
          <text:p/>
        </draw:path>
        <draw:path draw:style-name="gr9" draw:text-style-name="P1" draw:layer="layout" svg:width="4.313cm" svg:height="3.551cm" draw:transform="rotate (2.51275052409624) translate (4.8999999980684cm 18.3000000026557cm)" svg:viewBox="0 0 4314 3552" svg:d="m0 0c2720 0 4314 3552 4314 3552">
          <text:p/>
        </draw:path>
        <draw:frame draw:style-name="gr5" draw:text-style-name="P2" draw:layer="layout" svg:width="0.783cm" svg:height="0.962cm" svg:x="10.717cm" svg:y="18.438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7.7cm" svg:y="12.5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2.617cm" svg:y="12.438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4.016cm" svg:y="18.238cm">
          <draw:text-box>
            <text:p><text:span text:style-name="T1">4</text:span></text:p>
          </draw:text-box>
        </draw:frame>
        <draw:frame draw:style-name="gr7" draw:layer="layout" svg:width="2.127cm" svg:height="1.171cm" svg:x="24.5cm" svg:y="19.929cm">
          <draw:text-box>
            <text:p>S<text:span text:style-name="T2">1</text:span>=S<text:span text:style-name="T2">2</text:span></text:p>
          </draw:text-box>
        </draw:frame>
        <draw:frame draw:style-name="gr7" draw:layer="layout" svg:width="2.127cm" svg:height="1.171cm" svg:x="17.472cm" svg:y="19.9cm">
          <draw:text-box>
            <text:p>S<text:span text:style-name="T2">3</text:span>=S<text:span text:style-name="T2">4</text:span></text:p>
          </draw:text-box>
        </draw:frame>
        <draw:frame draw:style-name="gr7" draw:layer="layout" svg:width="1.128cm" svg:height="1.171cm" svg:x="8.672cm" svg:y="14.929cm">
          <draw:text-box>
            <text:p>S<text:span text:style-name="T2">1</text:span></text:p>
          </draw:text-box>
        </draw:frame>
        <draw:frame draw:style-name="gr7" draw:layer="layout" svg:width="1.128cm" svg:height="1.171cm" svg:x="2.4cm" svg:y="14.8cm">
          <draw:text-box>
            <text:p>S<text:span text:style-name="T2">3</text:span></text:p>
          </draw:text-box>
        </draw:frame>
        <draw:frame draw:style-name="gr10" draw:text-style-name="P1" draw:layer="layout" svg:width="24.6cm" svg:height="10cm" svg:x="1.2cm" svg:y="0.4cm">
          <draw:image xlink:href="Pictures/10000000000001F2000000ED405409BF.png" xlink:type="simple" xlink:show="embed" xlink:actuate="onLoad">
            <text:p/>
          </draw:image>
        </draw:frame>
        <draw:line draw:style-name="gr11" draw:text-style-name="P1" draw:layer="layout" svg:x1="4.8cm" svg:y1="18.3cm" svg:x2="10.8cm" svg:y2="18.4cm">
          <text:p/>
        </draw:line>
        <draw:line draw:style-name="gr9" draw:text-style-name="P1" draw:layer="layout" svg:x1="3.468cm" svg:y1="12.909cm" svg:x2="7.668cm" svg:y2="12.909cm">
          <text:p/>
        </draw:line>
        <draw:frame draw:style-name="gr7" draw:layer="layout" svg:width="1.128cm" svg:height="1.171cm" svg:x="0.706cm" svg:y="12.429cm">
          <draw:text-box>
            <text:p>P<text:span text:style-name="T2">2</text:span></text:p>
          </draw:text-box>
        </draw:frame>
        <draw:frame draw:style-name="gr7" draw:layer="layout" svg:width="1.128cm" svg:height="1.171cm" svg:x="0.6cm" svg:y="17.6cm">
          <draw:text-box>
            <text:p>P<text:span text:style-name="T2">1</text:span></text:p>
          </draw:text-box>
        </draw:frame>
        <draw:path draw:style-name="gr9" draw:text-style-name="P1" draw:layer="layout" svg:width="4.659cm" svg:height="2.839cm" draw:transform="skewX (0.58782689207169) rotate (-0.209264977314121) translate (20.8415207230911cm 10.6318968379931cm)" svg:viewBox="0 0 4660 2840" svg:d="m0 2840c3976 1 4660-2840 4660-2840">
          <text:p/>
        </draw:path>
        <draw:path draw:style-name="gr11" draw:text-style-name="P1" draw:layer="layout" svg:width="2.763cm" svg:height="5.479cm" draw:transform="skewX (0.359537825910832) rotate (-0.560948821590978) translate (23.0593227250837cm 14.4294177893969cm)" svg:viewBox="0 0 2764 5480" svg:d="m0 5480c2598 0 2764-5480 2764-5480">
          <text:p/>
        </draw:path>
        <draw:line draw:style-name="gr11" draw:text-style-name="P1" draw:layer="layout" svg:x1="18.4cm" svg:y1="13cm" svg:x2="18.4cm" svg:y2="18cm">
          <text:p/>
        </draw:line>
        <draw:line draw:style-name="gr12" draw:text-style-name="P1" draw:layer="layout" svg:x1="25.4cm" svg:y1="15.9cm" svg:x2="25.4cm" svg:y2="11.6cm">
          <text:p/>
        </draw:line>
        <draw:frame draw:style-name="gr7" draw:layer="layout" svg:width="1.128cm" svg:height="1.171cm" svg:x="23cm" svg:y="11.2cm">
          <draw:text-box>
            <text:p>P<text:span text:style-name="T2">2</text:span></text:p>
          </draw:text-box>
        </draw:frame>
        <draw:frame draw:style-name="gr7" draw:layer="layout" svg:width="1.128cm" svg:height="1.171cm" svg:x="22.872cm" svg:y="17.429cm">
          <draw:text-box>
            <text:p>P<text:span text:style-name="T2">1</text:span></text:p>
          </draw:text-box>
        </draw:frame>
        <draw:frame draw:style-name="gr13" draw:layer="layout" svg:width="1.461cm" svg:height="1.171cm" svg:x="19.878cm" svg:y="12.029cm">
          <draw:text-box>
            <text:p>Q<text:span text:style-name="T2">H</text:span></text:p>
          </draw:text-box>
        </draw:frame>
        <draw:custom-shape draw:style-name="gr14" draw:text-style-name="P1" draw:layer="layout" svg:width="0.551cm" svg:height="1.8cm" svg:x="21.049cm" svg:y="11.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551cm" svg:height="1.358cm" svg:x="21cm" svg:y="18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551cm" svg:height="1.358cm" svg:x="21.001cm" svg:y="18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layout" svg:width="1.358cm" svg:height="1.171cm" svg:x="19.8cm" svg:y="18.6cm">
          <draw:text-box>
            <text:p>Q<text:span text:style-name="T2">L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5T17:47:42</meta:creation-date>
    <dc:date>2013-03-20T15:48:37</dc:date>
    <dc:creator>Jeff Gomes</dc:creator>
    <meta:editing-duration>PT46M40S</meta:editing-duration>
    <meta:editing-cycles>8</meta:editing-cycles>
    <meta:generator>LibreOffice/3.5$Linux_X86_64 LibreOffice_project/350m1$Build-2</meta:generator>
    <meta:document-statistic meta:object-count="67"/>
  </office:meta>
</office:document-meta>
</file>